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text-properties officeooo:rsid="001f5104" officeooo:paragraph-rsid="001f5104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 style:list-style-name="L60"/>
    <style:style style:name="P61" style:family="paragraph" style:parent-style-name="Text_20_body" style:list-style-name="L61"/>
    <style:style style:name="P62" style:family="paragraph" style:parent-style-name="Text_20_body" style:list-style-name="L62"/>
    <style:style style:name="P63" style:family="paragraph" style:parent-style-name="Text_20_body" style:list-style-name="L63"/>
    <style:style style:name="P64" style:family="paragraph" style:parent-style-name="Text_20_body" style:list-style-name="L64"/>
    <style:style style:name="P65" style:family="paragraph" style:parent-style-name="Text_20_body" style:list-style-name="L65"/>
    <style:style style:name="P66" style:family="paragraph" style:parent-style-name="Text_20_body" style:list-style-name="L66"/>
    <style:style style:name="P67" style:family="paragraph" style:parent-style-name="Text_20_body" style:list-style-name="L67"/>
    <style:style style:name="P68" style:family="paragraph" style:parent-style-name="Text_20_body" style:list-style-name="L68"/>
    <style:style style:name="P69" style:family="paragraph" style:parent-style-name="Text_20_body" style:list-style-name="L69"/>
    <style:style style:name="P70" style:family="paragraph" style:parent-style-name="Text_20_body" style:list-style-name="L70"/>
    <style:style style:name="P71" style:family="paragraph" style:parent-style-name="Text_20_body" style:list-style-name="L71"/>
    <style:style style:name="P72" style:family="paragraph" style:parent-style-name="Text_20_body" style:list-style-name="L72"/>
    <style:style style:name="P73" style:family="paragraph" style:parent-style-name="Text_20_body" style:list-style-name="L73"/>
    <style:style style:name="P74" style:family="paragraph" style:parent-style-name="Text_20_body" style:list-style-name="L74"/>
    <style:style style:name="P75" style:family="paragraph" style:parent-style-name="Text_20_body" style:list-style-name="L75"/>
    <style:style style:name="P76" style:family="paragraph" style:parent-style-name="Text_20_body" style:list-style-name="L76"/>
    <style:style style:name="P77" style:family="paragraph" style:parent-style-name="Text_20_body">
      <style:paragraph-properties fo:text-align="end" style:justify-single-word="false"/>
      <style:text-properties officeooo:rsid="001f1ac4" officeooo:paragraph-rsid="001f5104"/>
    </style:style>
    <style:style style:name="P78" style:family="paragraph" style:parent-style-name="Text_20_body" style:list-style-name="L1">
      <style:paragraph-properties fo:margin-top="0cm" fo:margin-bottom="0cm" style:contextual-spacing="false"/>
    </style:style>
    <style:style style:name="P79" style:family="paragraph" style:parent-style-name="Text_20_body" style:list-style-name="L2">
      <style:paragraph-properties fo:margin-top="0cm" fo:margin-bottom="0cm" style:contextual-spacing="false"/>
    </style:style>
    <style:style style:name="P80" style:family="paragraph" style:parent-style-name="Text_20_body" style:list-style-name="L3">
      <style:paragraph-properties fo:margin-top="0cm" fo:margin-bottom="0cm" style:contextual-spacing="false"/>
    </style:style>
    <style:style style:name="P81" style:family="paragraph" style:parent-style-name="Text_20_body" style:list-style-name="L4">
      <style:paragraph-properties fo:margin-top="0cm" fo:margin-bottom="0cm" style:contextual-spacing="false"/>
    </style:style>
    <style:style style:name="P82" style:family="paragraph" style:parent-style-name="Text_20_body" style:list-style-name="L5">
      <style:paragraph-properties fo:margin-top="0cm" fo:margin-bottom="0cm" style:contextual-spacing="false"/>
    </style:style>
    <style:style style:name="P83" style:family="paragraph" style:parent-style-name="Text_20_body" style:list-style-name="L6">
      <style:paragraph-properties fo:margin-top="0cm" fo:margin-bottom="0cm" style:contextual-spacing="false"/>
    </style:style>
    <style:style style:name="P84" style:family="paragraph" style:parent-style-name="Text_20_body" style:list-style-name="L7">
      <style:paragraph-properties fo:margin-top="0cm" fo:margin-bottom="0cm" style:contextual-spacing="false"/>
    </style:style>
    <style:style style:name="P85" style:family="paragraph" style:parent-style-name="Text_20_body" style:list-style-name="L8">
      <style:paragraph-properties fo:margin-top="0cm" fo:margin-bottom="0cm" style:contextual-spacing="false"/>
    </style:style>
    <style:style style:name="P86" style:family="paragraph" style:parent-style-name="Text_20_body" style:list-style-name="L9">
      <style:paragraph-properties fo:margin-top="0cm" fo:margin-bottom="0cm" style:contextual-spacing="false"/>
    </style:style>
    <style:style style:name="P87" style:family="paragraph" style:parent-style-name="Text_20_body" style:list-style-name="L10">
      <style:paragraph-properties fo:margin-top="0cm" fo:margin-bottom="0cm" style:contextual-spacing="false"/>
    </style:style>
    <style:style style:name="P88" style:family="paragraph" style:parent-style-name="Text_20_body" style:list-style-name="L11">
      <style:paragraph-properties fo:margin-top="0cm" fo:margin-bottom="0cm" style:contextual-spacing="false"/>
    </style:style>
    <style:style style:name="P89" style:family="paragraph" style:parent-style-name="Text_20_body" style:list-style-name="L12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</style:style>
    <style:style style:name="P91" style:family="paragraph" style:parent-style-name="Text_20_body" style:list-style-name="L14">
      <style:paragraph-properties fo:margin-top="0cm" fo:margin-bottom="0cm" style:contextual-spacing="false"/>
    </style:style>
    <style:style style:name="P92" style:family="paragraph" style:parent-style-name="Text_20_body" style:list-style-name="L15">
      <style:paragraph-properties fo:margin-top="0cm" fo:margin-bottom="0cm" style:contextual-spacing="false"/>
    </style:style>
    <style:style style:name="P93" style:family="paragraph" style:parent-style-name="Text_20_body" style:list-style-name="L16">
      <style:paragraph-properties fo:margin-top="0cm" fo:margin-bottom="0cm" style:contextual-spacing="false"/>
    </style:style>
    <style:style style:name="P94" style:family="paragraph" style:parent-style-name="Text_20_body" style:list-style-name="L17">
      <style:paragraph-properties fo:margin-top="0cm" fo:margin-bottom="0cm" style:contextual-spacing="false"/>
    </style:style>
    <style:style style:name="P95" style:family="paragraph" style:parent-style-name="Text_20_body" style:list-style-name="L18">
      <style:paragraph-properties fo:margin-top="0cm" fo:margin-bottom="0cm" style:contextual-spacing="false"/>
    </style:style>
    <style:style style:name="P96" style:family="paragraph" style:parent-style-name="Text_20_body" style:list-style-name="L19">
      <style:paragraph-properties fo:margin-top="0cm" fo:margin-bottom="0cm" style:contextual-spacing="false"/>
    </style:style>
    <style:style style:name="P97" style:family="paragraph" style:parent-style-name="Text_20_body" style:list-style-name="L20">
      <style:paragraph-properties fo:margin-top="0cm" fo:margin-bottom="0cm" style:contextual-spacing="false"/>
    </style:style>
    <style:style style:name="P98" style:family="paragraph" style:parent-style-name="Text_20_body" style:list-style-name="L21">
      <style:paragraph-properties fo:margin-top="0cm" fo:margin-bottom="0cm" style:contextual-spacing="false"/>
    </style:style>
    <style:style style:name="P99" style:family="paragraph" style:parent-style-name="Text_20_body" style:list-style-name="L22">
      <style:paragraph-properties fo:margin-top="0cm" fo:margin-bottom="0cm" style:contextual-spacing="false"/>
    </style:style>
    <style:style style:name="P100" style:family="paragraph" style:parent-style-name="Text_20_body" style:list-style-name="L23">
      <style:paragraph-properties fo:margin-top="0cm" fo:margin-bottom="0cm" style:contextual-spacing="false"/>
    </style:style>
    <style:style style:name="P101" style:family="paragraph" style:parent-style-name="Text_20_body" style:list-style-name="L24">
      <style:paragraph-properties fo:margin-top="0cm" fo:margin-bottom="0cm" style:contextual-spacing="false"/>
    </style:style>
    <style:style style:name="P102" style:family="paragraph" style:parent-style-name="Text_20_body" style:list-style-name="L25">
      <style:paragraph-properties fo:margin-top="0cm" fo:margin-bottom="0cm" style:contextual-spacing="false"/>
    </style:style>
    <style:style style:name="P103" style:family="paragraph" style:parent-style-name="Text_20_body" style:list-style-name="L26">
      <style:paragraph-properties fo:margin-top="0cm" fo:margin-bottom="0cm" style:contextual-spacing="false"/>
    </style:style>
    <style:style style:name="P104" style:family="paragraph" style:parent-style-name="Text_20_body" style:list-style-name="L27">
      <style:paragraph-properties fo:margin-top="0cm" fo:margin-bottom="0cm" style:contextual-spacing="false"/>
    </style:style>
    <style:style style:name="P105" style:family="paragraph" style:parent-style-name="Text_20_body" style:list-style-name="L28">
      <style:paragraph-properties fo:margin-top="0cm" fo:margin-bottom="0cm" style:contextual-spacing="false"/>
    </style:style>
    <style:style style:name="P106" style:family="paragraph" style:parent-style-name="Text_20_body" style:list-style-name="L29">
      <style:paragraph-properties fo:margin-top="0cm" fo:margin-bottom="0cm" style:contextual-spacing="false"/>
    </style:style>
    <style:style style:name="P107" style:family="paragraph" style:parent-style-name="Text_20_body" style:list-style-name="L30">
      <style:paragraph-properties fo:margin-top="0cm" fo:margin-bottom="0cm" style:contextual-spacing="false"/>
    </style:style>
    <style:style style:name="P108" style:family="paragraph" style:parent-style-name="Text_20_body" style:list-style-name="L31">
      <style:paragraph-properties fo:margin-top="0cm" fo:margin-bottom="0cm" style:contextual-spacing="false"/>
    </style:style>
    <style:style style:name="P109" style:family="paragraph" style:parent-style-name="Text_20_body" style:list-style-name="L32">
      <style:paragraph-properties fo:margin-top="0cm" fo:margin-bottom="0cm" style:contextual-spacing="false"/>
    </style:style>
    <style:style style:name="P110" style:family="paragraph" style:parent-style-name="Text_20_body" style:list-style-name="L33">
      <style:paragraph-properties fo:margin-top="0cm" fo:margin-bottom="0cm" style:contextual-spacing="false"/>
    </style:style>
    <style:style style:name="P111" style:family="paragraph" style:parent-style-name="Text_20_body" style:list-style-name="L34">
      <style:paragraph-properties fo:margin-top="0cm" fo:margin-bottom="0cm" style:contextual-spacing="false"/>
    </style:style>
    <style:style style:name="P112" style:family="paragraph" style:parent-style-name="Text_20_body" style:list-style-name="L35">
      <style:paragraph-properties fo:margin-top="0cm" fo:margin-bottom="0cm" style:contextual-spacing="false"/>
    </style:style>
    <style:style style:name="P113" style:family="paragraph" style:parent-style-name="Text_20_body" style:list-style-name="L36">
      <style:paragraph-properties fo:margin-top="0cm" fo:margin-bottom="0cm" style:contextual-spacing="false"/>
    </style:style>
    <style:style style:name="P114" style:family="paragraph" style:parent-style-name="Text_20_body" style:list-style-name="L37">
      <style:paragraph-properties fo:margin-top="0cm" fo:margin-bottom="0cm" style:contextual-spacing="false"/>
    </style:style>
    <style:style style:name="P115" style:family="paragraph" style:parent-style-name="Text_20_body" style:list-style-name="L38">
      <style:paragraph-properties fo:margin-top="0cm" fo:margin-bottom="0cm" style:contextual-spacing="false"/>
    </style:style>
    <style:style style:name="P116" style:family="paragraph" style:parent-style-name="Text_20_body" style:list-style-name="L39">
      <style:paragraph-properties fo:margin-top="0cm" fo:margin-bottom="0cm" style:contextual-spacing="false"/>
    </style:style>
    <style:style style:name="P117" style:family="paragraph" style:parent-style-name="Text_20_body" style:list-style-name="L40">
      <style:paragraph-properties fo:margin-top="0cm" fo:margin-bottom="0cm" style:contextual-spacing="false"/>
    </style:style>
    <style:style style:name="P118" style:family="paragraph" style:parent-style-name="Text_20_body" style:list-style-name="L41">
      <style:paragraph-properties fo:margin-top="0cm" fo:margin-bottom="0cm" style:contextual-spacing="false"/>
    </style:style>
    <style:style style:name="P119" style:family="paragraph" style:parent-style-name="Text_20_body" style:list-style-name="L42">
      <style:paragraph-properties fo:margin-top="0cm" fo:margin-bottom="0cm" style:contextual-spacing="false"/>
    </style:style>
    <style:style style:name="P120" style:family="paragraph" style:parent-style-name="Text_20_body" style:list-style-name="L43">
      <style:paragraph-properties fo:margin-top="0cm" fo:margin-bottom="0cm" style:contextual-spacing="false"/>
    </style:style>
    <style:style style:name="P121" style:family="paragraph" style:parent-style-name="Text_20_body" style:list-style-name="L44">
      <style:paragraph-properties fo:margin-top="0cm" fo:margin-bottom="0cm" style:contextual-spacing="false"/>
    </style:style>
    <style:style style:name="P122" style:family="paragraph" style:parent-style-name="Text_20_body" style:list-style-name="L45">
      <style:paragraph-properties fo:margin-top="0cm" fo:margin-bottom="0cm" style:contextual-spacing="false"/>
    </style:style>
    <style:style style:name="P123" style:family="paragraph" style:parent-style-name="Text_20_body" style:list-style-name="L46">
      <style:paragraph-properties fo:margin-top="0cm" fo:margin-bottom="0cm" style:contextual-spacing="false"/>
    </style:style>
    <style:style style:name="P124" style:family="paragraph" style:parent-style-name="Text_20_body" style:list-style-name="L47">
      <style:paragraph-properties fo:margin-top="0cm" fo:margin-bottom="0cm" style:contextual-spacing="false"/>
    </style:style>
    <style:style style:name="P125" style:family="paragraph" style:parent-style-name="Text_20_body" style:list-style-name="L48">
      <style:paragraph-properties fo:margin-top="0cm" fo:margin-bottom="0cm" style:contextual-spacing="false"/>
    </style:style>
    <style:style style:name="P126" style:family="paragraph" style:parent-style-name="Text_20_body" style:list-style-name="L49">
      <style:paragraph-properties fo:margin-top="0cm" fo:margin-bottom="0cm" style:contextual-spacing="false"/>
    </style:style>
    <style:style style:name="P127" style:family="paragraph" style:parent-style-name="Text_20_body" style:list-style-name="L50">
      <style:paragraph-properties fo:margin-top="0cm" fo:margin-bottom="0cm" style:contextual-spacing="false"/>
    </style:style>
    <style:style style:name="P128" style:family="paragraph" style:parent-style-name="Text_20_body" style:list-style-name="L51">
      <style:paragraph-properties fo:margin-top="0cm" fo:margin-bottom="0cm" style:contextual-spacing="false"/>
    </style:style>
    <style:style style:name="P129" style:family="paragraph" style:parent-style-name="Text_20_body" style:list-style-name="L52">
      <style:paragraph-properties fo:margin-top="0cm" fo:margin-bottom="0cm" style:contextual-spacing="false"/>
    </style:style>
    <style:style style:name="P130" style:family="paragraph" style:parent-style-name="Text_20_body" style:list-style-name="L53">
      <style:paragraph-properties fo:margin-top="0cm" fo:margin-bottom="0cm" style:contextual-spacing="false"/>
    </style:style>
    <style:style style:name="P131" style:family="paragraph" style:parent-style-name="Text_20_body" style:list-style-name="L54">
      <style:paragraph-properties fo:margin-top="0cm" fo:margin-bottom="0cm" style:contextual-spacing="false"/>
    </style:style>
    <style:style style:name="P132" style:family="paragraph" style:parent-style-name="Text_20_body" style:list-style-name="L55">
      <style:paragraph-properties fo:margin-top="0cm" fo:margin-bottom="0cm" style:contextual-spacing="false"/>
    </style:style>
    <style:style style:name="P133" style:family="paragraph" style:parent-style-name="Text_20_body" style:list-style-name="L56">
      <style:paragraph-properties fo:margin-top="0cm" fo:margin-bottom="0cm" style:contextual-spacing="false"/>
    </style:style>
    <style:style style:name="P134" style:family="paragraph" style:parent-style-name="Text_20_body" style:list-style-name="L57">
      <style:paragraph-properties fo:margin-top="0cm" fo:margin-bottom="0cm" style:contextual-spacing="false"/>
    </style:style>
    <style:style style:name="P135" style:family="paragraph" style:parent-style-name="Text_20_body" style:list-style-name="L58">
      <style:paragraph-properties fo:margin-top="0cm" fo:margin-bottom="0cm" style:contextual-spacing="false"/>
    </style:style>
    <style:style style:name="P136" style:family="paragraph" style:parent-style-name="Text_20_body" style:list-style-name="L59">
      <style:paragraph-properties fo:margin-top="0cm" fo:margin-bottom="0cm" style:contextual-spacing="false"/>
    </style:style>
    <style:style style:name="P137" style:family="paragraph" style:parent-style-name="Text_20_body" style:list-style-name="L60">
      <style:paragraph-properties fo:margin-top="0cm" fo:margin-bottom="0cm" style:contextual-spacing="false"/>
    </style:style>
    <style:style style:name="P138" style:family="paragraph" style:parent-style-name="Text_20_body" style:list-style-name="L61">
      <style:paragraph-properties fo:margin-top="0cm" fo:margin-bottom="0cm" style:contextual-spacing="false"/>
    </style:style>
    <style:style style:name="P139" style:family="paragraph" style:parent-style-name="Text_20_body" style:list-style-name="L62">
      <style:paragraph-properties fo:margin-top="0cm" fo:margin-bottom="0cm" style:contextual-spacing="false"/>
    </style:style>
    <style:style style:name="P140" style:family="paragraph" style:parent-style-name="Text_20_body" style:list-style-name="L63">
      <style:paragraph-properties fo:margin-top="0cm" fo:margin-bottom="0cm" style:contextual-spacing="false"/>
    </style:style>
    <style:style style:name="P141" style:family="paragraph" style:parent-style-name="Text_20_body" style:list-style-name="L64">
      <style:paragraph-properties fo:margin-top="0cm" fo:margin-bottom="0cm" style:contextual-spacing="false"/>
    </style:style>
    <style:style style:name="P142" style:family="paragraph" style:parent-style-name="Text_20_body" style:list-style-name="L65">
      <style:paragraph-properties fo:margin-top="0cm" fo:margin-bottom="0cm" style:contextual-spacing="false"/>
    </style:style>
    <style:style style:name="P143" style:family="paragraph" style:parent-style-name="Text_20_body" style:list-style-name="L66">
      <style:paragraph-properties fo:margin-top="0cm" fo:margin-bottom="0cm" style:contextual-spacing="false"/>
    </style:style>
    <style:style style:name="P144" style:family="paragraph" style:parent-style-name="Text_20_body" style:list-style-name="L67">
      <style:paragraph-properties fo:margin-top="0cm" fo:margin-bottom="0cm" style:contextual-spacing="false"/>
    </style:style>
    <style:style style:name="P145" style:family="paragraph" style:parent-style-name="Text_20_body" style:list-style-name="L68">
      <style:paragraph-properties fo:margin-top="0cm" fo:margin-bottom="0cm" style:contextual-spacing="false"/>
    </style:style>
    <style:style style:name="P146" style:family="paragraph" style:parent-style-name="Text_20_body" style:list-style-name="L69">
      <style:paragraph-properties fo:margin-top="0cm" fo:margin-bottom="0cm" style:contextual-spacing="false"/>
    </style:style>
    <style:style style:name="P147" style:family="paragraph" style:parent-style-name="Text_20_body" style:list-style-name="L70">
      <style:paragraph-properties fo:margin-top="0cm" fo:margin-bottom="0cm" style:contextual-spacing="false"/>
    </style:style>
    <style:style style:name="P148" style:family="paragraph" style:parent-style-name="Text_20_body" style:list-style-name="L71">
      <style:paragraph-properties fo:margin-top="0cm" fo:margin-bottom="0cm" style:contextual-spacing="false"/>
    </style:style>
    <style:style style:name="P149" style:family="paragraph" style:parent-style-name="Text_20_body" style:list-style-name="L72">
      <style:paragraph-properties fo:margin-top="0cm" fo:margin-bottom="0cm" style:contextual-spacing="false"/>
    </style:style>
    <style:style style:name="P150" style:family="paragraph" style:parent-style-name="Text_20_body" style:list-style-name="L73">
      <style:paragraph-properties fo:margin-top="0cm" fo:margin-bottom="0cm" style:contextual-spacing="false"/>
    </style:style>
    <style:style style:name="P151" style:family="paragraph" style:parent-style-name="Text_20_body" style:list-style-name="L74">
      <style:paragraph-properties fo:margin-top="0cm" fo:margin-bottom="0cm" style:contextual-spacing="false"/>
    </style:style>
    <style:style style:name="P152" style:family="paragraph" style:parent-style-name="Text_20_body" style:list-style-name="L75">
      <style:paragraph-properties fo:margin-top="0cm" fo:margin-bottom="0cm" style:contextual-spacing="false"/>
    </style:style>
    <style:style style:name="P153" style:family="paragraph" style:parent-style-name="Text_20_body" style:list-style-name="L76">
      <style:paragraph-properties fo:margin-top="0cm" fo:margin-bottom="0cm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nlage „Fachschaftenliste“ zur FKGO</text:h>
      <text:p text:style-name="P77">Beschlossen durch die Fachschaftenkonferenz am 12.05.2014</text:p>
      <text:h text:style-name="Heading_20_1" text:outline-level="1">Liste der Fachschaften der RFWU Bonn mit zugeordneten Studiengängen</text:h>
      <text:h text:style-name="Heading_20_2" text:outline-level="2">Altkatholische Theologie</text:h>
      <text:list xml:id="list3236867178456478179" text:style-name="L39">
        <text:list-item>
          <text:p text:style-name="P116">Alt-Katholische und Ökumenische Theologie (Master of Arts) </text:p>
        </text:list-item>
        <text:list-item>
          <text:p text:style-name="P39">Altkatholische Theologie (Kirchl.Ex.) </text:p>
        </text:list-item>
      </text:list>
      <text:h text:style-name="Heading_20_2" text:outline-level="2">Anglistik</text:h>
      <text:list xml:id="list2914494768866887619" text:style-name="L40">
        <text:list-item>
          <text:p text:style-name="P117">Allgemeine Sprachwissenschaft (Promotion) </text:p>
        </text:list-item>
        <text:list-item>
          <text:p text:style-name="P117">Anglistik/Amerikanistik: Literatur- und Kulturwissenschaft (Promotion) </text:p>
        </text:list-item>
        <text:list-item>
          <text:p text:style-name="P117">Anglistik/Amerikanistik: Sprachwissenschaft (Promotion) </text:p>
        </text:list-item>
        <text:list-item>
          <text:p text:style-name="P117">Anglistik II (Promotion) </text:p>
        </text:list-item>
        <text:list-item>
          <text:p text:style-name="P117">Anglistik/Amerikanische Sprache u. Literatur (Promotion) </text:p>
        </text:list-item>
        <text:list-item>
          <text:p text:style-name="P117">Anglistik/Neuere Englische Literatur (Promotion) </text:p>
        </text:list-item>
        <text:list-item>
          <text:p text:style-name="P117">Anglistik/Englische Sprache u. mittelalterliche (Promotion) </text:p>
        </text:list-item>
        <text:list-item>
          <text:p text:style-name="P117">Applied Linguistics (Master of Arts) </text:p>
        </text:list-item>
        <text:list-item>
          <text:p text:style-name="P117">Englische Philologie (Promotion) </text:p>
        </text:list-item>
        <text:list-item>
          <text:p text:style-name="P117">English Literatures and Cultures (Master of Arts) </text:p>
        </text:list-item>
        <text:list-item>
          <text:p text:style-name="P117">English Studies (Bachelor of Arts) </text:p>
        </text:list-item>
        <text:list-item>
          <text:p text:style-name="P117">Keltologie (Bachelor of Arts) </text:p>
        </text:list-item>
        <text:list-item>
          <text:p text:style-name="P117">Keltologie (Promotion) </text:p>
        </text:list-item>
        <text:list-item>
          <text:p text:style-name="P117">North American Studies (Master of Arts) </text:p>
        </text:list-item>
        <text:list-item>
          <text:p text:style-name="P40">Vergleichende Indogermanische Sprachwissenschaft (Promotion) </text:p>
        </text:list-item>
      </text:list>
      <text:h text:style-name="Heading_20_2" text:outline-level="2">Archäologie</text:h>
      <text:list xml:id="list2245539669499536864" text:style-name="L41">
        <text:list-item>
          <text:p text:style-name="P118">Ägyptologie (Master of Arts) </text:p>
        </text:list-item>
        <text:list-item>
          <text:p text:style-name="P118">Ägyptologie (Promotion) </text:p>
        </text:list-item>
        <text:list-item>
          <text:p text:style-name="P118">Archäologien (Bachelor of Arts) </text:p>
        </text:list-item>
        <text:list-item>
          <text:p text:style-name="P118">Christliche Archäologie (Promotion) </text:p>
        </text:list-item>
        <text:list-item>
          <text:p text:style-name="P118">Frühgeschichtliche Archäologie und Archäologie der Römischen Provinzen (Master of Arts) </text:p>
        </text:list-item>
        <text:list-item>
          <text:p text:style-name="P118">Klassische Archäologie (Promotion) </text:p>
        </text:list-item>
        <text:list-item>
          <text:p text:style-name="P118">Klassische Archäologie (Master of Arts) </text:p>
        </text:list-item>
        <text:list-item>
          <text:p text:style-name="P118">Kunstgeschichte und Archäologie (Bachelor of Arts) </text:p>
        </text:list-item>
        <text:list-item>
          <text:p text:style-name="P41"><text:soft-page-break/>Vor- u. frühgeschichtliche Archäologie (Promotion) </text:p>
        </text:list-item>
      </text:list>
      <text:h text:style-name="Heading_20_2" text:outline-level="2">Biologie</text:h>
      <text:list xml:id="list7433935255303891062" text:style-name="L42">
        <text:list-item>
          <text:p text:style-name="P119">Biologie (Bachelor of Science) </text:p>
        </text:list-item>
        <text:list-item>
          <text:p text:style-name="P119">Biologie (Diplom) </text:p>
        </text:list-item>
        <text:list-item>
          <text:p text:style-name="P119">Biologie (Promotion) </text:p>
        </text:list-item>
        <text:list-item>
          <text:p text:style-name="P119">Mikrobiologie (Master of Science) </text:p>
        </text:list-item>
        <text:list-item>
          <text:p text:style-name="P119">Molekulare Biotechnologie (Master of Science) </text:p>
        </text:list-item>
        <text:list-item>
          <text:p text:style-name="P119">Organismic Biology, Evolutionary Biology and Palaeobiology (Master of Science) </text:p>
        </text:list-item>
        <text:list-item>
          <text:p text:style-name="P42">Plant Sciences (Master of Science) </text:p>
        </text:list-item>
      </text:list>
      <text:h text:style-name="Heading_20_2" text:outline-level="2">Chemie</text:h>
      <text:list xml:id="list5251274669639618138" text:style-name="L43">
        <text:list-item>
          <text:p text:style-name="P120">Chemie (Bachelor of Science) </text:p>
        </text:list-item>
        <text:list-item>
          <text:p text:style-name="P120">Chemie (Diplom) </text:p>
        </text:list-item>
        <text:list-item>
          <text:p text:style-name="P120">Chemie (Master of Science) </text:p>
        </text:list-item>
        <text:list-item>
          <text:p text:style-name="P43">Chemie (Promotion) </text:p>
        </text:list-item>
      </text:list>
      <text:h text:style-name="Heading_20_2" text:outline-level="2">ELW</text:h>
      <text:list xml:id="list8466021221766131648" text:style-name="L44">
        <text:list-item>
          <text:p text:style-name="P121">Agricultural and Food Economics (Master of Science) </text:p>
        </text:list-item>
        <text:list-item>
          <text:p text:style-name="P121">Ernährungs- u. Haushaltswissenschaft (Diplom) </text:p>
        </text:list-item>
        <text:list-item>
          <text:p text:style-name="P121">Ernährungs- u. Haushaltswissenschaft (Promotion) </text:p>
        </text:list-item>
        <text:list-item>
          <text:p text:style-name="P121">Ernaehrungswiss. (Promotion) </text:p>
        </text:list-item>
        <text:list-item>
          <text:p text:style-name="P121">Ernährungs- und Lebensmittelwissenschaften (Bachelor of Science) </text:p>
        </text:list-item>
        <text:list-item>
          <text:p text:style-name="P121">Ernährungs- und Lebensmittelwissenschaften (Master of Science) </text:p>
        </text:list-item>
        <text:list-item>
          <text:p text:style-name="P121">Ernährungs- und Lebensmittelwissenschaften (Promotion) </text:p>
        </text:list-item>
        <text:list-item>
          <text:p text:style-name="P121">Humanernährung (Master of Science) </text:p>
        </text:list-item>
        <text:list-item>
          <text:p text:style-name="P121">Lebensmitteltechnologie (Diplom) </text:p>
        </text:list-item>
        <text:list-item>
          <text:p text:style-name="P121">Lebensmitteltechnologie (Promotion) </text:p>
        </text:list-item>
        <text:list-item>
          <text:p text:style-name="P121">Lebensmittelchemie (Promotion) </text:p>
        </text:list-item>
        <text:list-item>
          <text:p text:style-name="P121">Lebensmittelchemie (Staatsex.) </text:p>
        </text:list-item>
        <text:list-item>
          <text:p text:style-name="P44">Lebensmitteltechnologie (Master of Science) </text:p>
        </text:list-item>
      </text:list>
      <text:h text:style-name="Heading_20_2" text:outline-level="2">Ethnologie / Altamerikanistik</text:h>
      <text:list xml:id="list4673405671406905172" text:style-name="L45">
        <text:list-item>
          <text:p text:style-name="P122">Alt-Amerikanistik (Promotion) </text:p>
        </text:list-item>
        <text:list-item>
          <text:p text:style-name="P122">Altamerikanistik und Ethnologie (Bachelor of Arts) </text:p>
        </text:list-item>
        <text:list-item>
          <text:p text:style-name="P122">Altamerikanistik/Ethnologie (Master of Arts) </text:p>
        </text:list-item>
        <text:list-item>
          <text:p text:style-name="P122">Ethnologie (Promotion) </text:p>
        </text:list-item>
        <text:list-item>
          <text:p text:style-name="P122">Ethnologie unter besond.Berücks.d.Altamerikanistik (Promotion) </text:p>
        </text:list-item>
        <text:list-item>
          <text:p text:style-name="P122">Kulturstudien zu Lateinamerika/Estudios culturales de America Latina (Master of Arts) </text:p>
        </text:list-item>
        <text:list-item>
          <text:p text:style-name="P45"><text:soft-page-break/>Lateinische Literatur der Antike und ihr Fortleben (Bachelor of Arts) </text:p>
        </text:list-item>
      </text:list>
      <text:h text:style-name="Heading_20_2" text:outline-level="2">Evangelische Theologie</text:h>
      <text:list xml:id="list4778225041408905808" text:style-name="L46">
        <text:list-item>
          <text:p text:style-name="P123">Ecumenical Studies (Master of Arts) </text:p>
        </text:list-item>
        <text:list-item>
          <text:p text:style-name="P123">Evangelische Theologie und Hermeneutik (Bachelor of Arts) </text:p>
        </text:list-item>
        <text:list-item>
          <text:p text:style-name="P123">Evangelische Theologie (Kirchl.Ex.) </text:p>
        </text:list-item>
        <text:list-item>
          <text:p text:style-name="P123">Evangelische Theologie (Magister Theologiae (ev.)) </text:p>
        </text:list-item>
        <text:list-item>
          <text:p text:style-name="P123">Evangelische Theologie (Master of Arts) </text:p>
        </text:list-item>
        <text:list-item>
          <text:p text:style-name="P46">Evangelische Theologie (Promotion) </text:p>
        </text:list-item>
      </text:list>
      <text:h text:style-name="Heading_20_2" text:outline-level="2">GeKoSka</text:h>
      <text:list xml:id="list8198341115008168968" text:style-name="L47">
        <text:list-item>
          <text:p text:style-name="P124">Ält.u.Neu.Germanistik (Promotion) </text:p>
        </text:list-item>
        <text:list-item>
          <text:p text:style-name="P124">Deutschkurs (Sprachprogramm) </text:p>
        </text:list-item>
        <text:list-item>
          <text:p text:style-name="P124">Dt.-Italien. Forschungen (Promotion) </text:p>
        </text:list-item>
        <text:list-item>
          <text:p text:style-name="P124">Deutsche Sprache u.ältere deutsche Literatur (Promotion) </text:p>
        </text:list-item>
        <text:list-item>
          <text:p text:style-name="P124">German and Comparative Literature (Master of Arts) </text:p>
        </text:list-item>
        <text:list-item>
          <text:p text:style-name="P124">Germanistik (Bachelor of Arts) </text:p>
        </text:list-item>
        <text:list-item>
          <text:p text:style-name="P124">Germanistik (Master of Arts) </text:p>
        </text:list-item>
        <text:list-item>
          <text:p text:style-name="P124">Germanistik, Vergleichende Literatur- und Kulturwissenschaft (Bachelor of Arts) </text:p>
        </text:list-item>
        <text:list-item>
          <text:p text:style-name="P124">Komparatistik (Bachelor of Arts) </text:p>
        </text:list-item>
        <text:list-item>
          <text:p text:style-name="P124">Komparatistik (Master of Arts) </text:p>
        </text:list-item>
        <text:list-item>
          <text:p text:style-name="P124">Kulturwissenschaft (Promotion) </text:p>
        </text:list-item>
        <text:list-item>
          <text:p text:style-name="P124">Neuere deutsche Literatur (Promotion) </text:p>
        </text:list-item>
        <text:list-item>
          <text:p text:style-name="P124">Neuere Deutsche Literaturwissenschaft: Deutsch-Italienische Forschungen (Promotion) </text:p>
        </text:list-item>
        <text:list-item>
          <text:p text:style-name="P124">Skandinavistik (Bachelor of Arts) </text:p>
        </text:list-item>
        <text:list-item>
          <text:p text:style-name="P124">Skandinavistik (Master of Arts) </text:p>
        </text:list-item>
        <text:list-item>
          <text:p text:style-name="P124">Skandinavistik (Promotion) </text:p>
        </text:list-item>
        <text:list-item>
          <text:p text:style-name="P124">Slavistik (Promotion) </text:p>
        </text:list-item>
        <text:list-item>
          <text:p text:style-name="P47">Vergleichende Literaturwissenschaft (Promotion) </text:p>
        </text:list-item>
      </text:list>
      <text:h text:style-name="Heading_20_2" text:outline-level="2">Geodäsie</text:h>
      <text:list xml:id="list7902189686158714215" text:style-name="L48">
        <text:list-item>
          <text:p text:style-name="P125">Geodäsie (Promotion) </text:p>
        </text:list-item>
        <text:list-item>
          <text:p text:style-name="P125">Geodäsie und Geoinformation (Bachelor of Science) </text:p>
        </text:list-item>
        <text:list-item>
          <text:p text:style-name="P125">Geodäsie und Geoinformation (Master of Science) </text:p>
        </text:list-item>
        <text:list-item>
          <text:p text:style-name="P48">Geodäsie und Geoinformation (Promotion) </text:p>
        </text:list-item>
      </text:list>
      <text:h text:style-name="Heading_20_2" text:outline-level="2">Geographie</text:h>
      <text:list xml:id="list6864776490929930214" text:style-name="L49">
        <text:list-item>
          <text:p text:style-name="P126">Entwicklungsforschung (Promotion) </text:p>
        </text:list-item>
        <text:list-item>
          <text:p text:style-name="P126">Geographie (B.A.) </text:p>
        </text:list-item>
        <text:list-item>
          <text:p text:style-name="P126"><text:soft-page-break/>Geographie (Bachelor of Science) </text:p>
        </text:list-item>
        <text:list-item>
          <text:p text:style-name="P126">Geographie (Diplom) </text:p>
        </text:list-item>
        <text:list-item>
          <text:p text:style-name="P126">Geographie (Master of Science) </text:p>
        </text:list-item>
        <text:list-item>
          <text:p text:style-name="P126">Geographie (Promotion) </text:p>
        </text:list-item>
        <text:list-item>
          <text:p text:style-name="P126">Geography of Environmental Risks and Human Security (Master of Science) </text:p>
        </text:list-item>
        <text:list-item>
          <text:p text:style-name="P126">Historische Geographie (Promotion) </text:p>
        </text:list-item>
        <text:list-item>
          <text:p text:style-name="P49">Katastrophenvorsorge und Katastrophenmanagement (Master) </text:p>
        </text:list-item>
      </text:list>
      <text:h text:style-name="Heading_20_2" text:outline-level="2">Geschichte</text:h>
      <text:list xml:id="list2661241346078610129" text:style-name="L50">
        <text:list-item>
          <text:p text:style-name="P127">Alte Geschichte (Promotion) </text:p>
        </text:list-item>
        <text:list-item>
          <text:p text:style-name="P127">Geschichte (Bachelor of Arts) </text:p>
        </text:list-item>
        <text:list-item>
          <text:p text:style-name="P127">Geschichte (Master of Arts) </text:p>
        </text:list-item>
        <text:list-item>
          <text:p text:style-name="P127">Geschichte (Promotion) </text:p>
        </text:list-item>
        <text:list-item>
          <text:p text:style-name="P127">Historische Hilfswissenschaften und Archivkunde (Promotion)</text:p>
        </text:list-item>
        <text:list-item>
          <text:p text:style-name="P127">Mittelalterliche und neuere Geschichte (Promotion) </text:p>
        </text:list-item>
        <text:list-item>
          <text:p text:style-name="P127">Mittelalterstudien (Master of Arts) </text:p>
        </text:list-item>
        <text:list-item>
          <text:p text:style-name="P127">Osteuropäische Geschichte (Promotion) </text:p>
        </text:list-item>
        <text:list-item>
          <text:p text:style-name="P127">Rheinische Landesgeschichte (Promotion) </text:p>
        </text:list-item>
        <text:list-item>
          <text:p text:style-name="P50">Verfassungs-, Sozial- und Wirtschaftsgeschichte (Promotion) </text:p>
        </text:list-item>
      </text:list>
      <text:h text:style-name="Heading_20_2" text:outline-level="2">Griechische und Lateinische Philologie</text:h>
      <text:list xml:id="list2219544499222506635" text:style-name="L51">
        <text:list-item>
          <text:p text:style-name="P128">Griechische und Lateinische Literatur der Antike und ihr Fortleben (Master of Arts) </text:p>
        </text:list-item>
        <text:list-item>
          <text:p text:style-name="P128">Griechische Literatur der Antike und ihr Fortleben (Bachelor of Arts) </text:p>
        </text:list-item>
        <text:list-item>
          <text:p text:style-name="P128">Klassische Philologie/Griechisch (Promotion) </text:p>
        </text:list-item>
        <text:list-item>
          <text:p text:style-name="P128">Klassische Philologie/Latein (Promotion) </text:p>
        </text:list-item>
        <text:list-item>
          <text:p text:style-name="P128">Latein (Promotion) </text:p>
        </text:list-item>
        <text:list-item>
          <text:p text:style-name="P51">Lateinamerika- und Altamerikastudien (Bachelor of Arts) </text:p>
        </text:list-item>
      </text:list>
      <text:h text:style-name="Heading_20_2" text:outline-level="2">Informatik</text:h>
      <text:list xml:id="list4667818066994293707" text:style-name="L52">
        <text:list-item>
          <text:p text:style-name="P129">Computational Life Sciences (Promotion) </text:p>
        </text:list-item>
        <text:list-item>
          <text:p text:style-name="P129">Computer Science (Master of Science) </text:p>
        </text:list-item>
        <text:list-item>
          <text:p text:style-name="P129">Informatik (Bachelor of Science) </text:p>
        </text:list-item>
        <text:list-item>
          <text:p text:style-name="P129">Informatik (Diplom) </text:p>
        </text:list-item>
        <text:list-item>
          <text:p text:style-name="P129">Informatik (Promotion) </text:p>
        </text:list-item>
        <text:list-item>
          <text:p text:style-name="P52">Life Science Informatics (Master of Science) </text:p>
        </text:list-item>
      </text:list>
      <text:h text:style-name="Heading_20_2" text:outline-level="2">Jura</text:h>
      <text:list xml:id="list8326238846380561497" text:style-name="L53">
        <text:list-item>
          <text:p text:style-name="P130">Deutsches Recht (Master of Laws) </text:p>
        </text:list-item>
        <text:list-item>
          <text:p text:style-name="P130">Deutsches Recht für im Ausland graduierte Juristen (Magister) </text:p>
        </text:list-item>
        <text:list-item>
          <text:p text:style-name="P130"><text:soft-page-break/>Law and Economics (Bachelor of Laws) </text:p>
        </text:list-item>
        <text:list-item>
          <text:p text:style-name="P130">Rechtswissenschaft (Promotion) </text:p>
        </text:list-item>
        <text:list-item>
          <text:p text:style-name="P53">Rechtswissenschaft (Staatsex.) </text:p>
        </text:list-item>
      </text:list>
      <text:h text:style-name="Heading_20_2" text:outline-level="2">Katholische Theologie</text:h>
      <text:list xml:id="list780810319049748599" text:style-name="L54">
        <text:list-item>
          <text:p text:style-name="P131">Katholische Theologie (Diplom) </text:p>
        </text:list-item>
        <text:list-item>
          <text:p text:style-name="P131">Katholische Theologie (Kirchl.Ex.) </text:p>
        </text:list-item>
        <text:list-item>
          <text:p text:style-name="P131">Katholische Theologie (Promotion) </text:p>
        </text:list-item>
        <text:list-item>
          <text:p text:style-name="P54">Katholische Theologie (Magister Theologiae (kath.)) </text:p>
        </text:list-item>
      </text:list>
      <text:h text:style-name="Heading_20_2" text:outline-level="2">Kommunikationsforschung</text:h>
      <text:list xml:id="list48277519868380797" text:style-name="L55">
        <text:list-item>
          <text:p text:style-name="P132">Evaluation (Master) </text:p>
        </text:list-item>
        <text:list-item>
          <text:p text:style-name="P132">Kommunikationsforschung und Phonetik (Promotion) </text:p>
        </text:list-item>
        <text:list-item>
          <text:p text:style-name="P132">Kommunikationswissenschaften (Bachelor of Arts) </text:p>
        </text:list-item>
        <text:list-item>
          <text:p text:style-name="P132">Medienwissenschaft (Bachelor of Arts) </text:p>
        </text:list-item>
        <text:list-item>
          <text:p text:style-name="P132">Medienwissenschaft (Master of Arts) </text:p>
        </text:list-item>
        <text:list-item>
          <text:p text:style-name="P132">Medienwissenschaft (Promotion) </text:p>
        </text:list-item>
        <text:list-item>
          <text:p text:style-name="P132">Osteuropastudien (B.A.) </text:p>
        </text:list-item>
        <text:list-item>
          <text:p text:style-name="P55">Übersetzungswissenschaft (Promotion) </text:p>
        </text:list-item>
      </text:list>
      <text:h text:style-name="Heading_20_2" text:outline-level="2">Kulturanthropologie</text:h>
      <text:list xml:id="list2019187594941358865" text:style-name="L56">
        <text:list-item>
          <text:p text:style-name="P133">Kulturanthropologie/ Volkskunde (Master of Arts) </text:p>
        </text:list-item>
        <text:list-item>
          <text:p text:style-name="P56">Volkskunde (Promotion) </text:p>
        </text:list-item>
      </text:list>
      <text:h text:style-name="Heading_20_2" text:outline-level="2">Kunstgeschichte</text:h>
      <text:list xml:id="list5591724939378032412" text:style-name="L57">
        <text:list-item>
          <text:p text:style-name="P134">Kunstgeschichte (Bachelor of Arts) </text:p>
        </text:list-item>
        <text:list-item>
          <text:p text:style-name="P134">Kunstgeschichte (Master of Arts) </text:p>
        </text:list-item>
        <text:list-item>
          <text:p text:style-name="P57">Kunstgeschichte (Promotion) </text:p>
        </text:list-item>
      </text:list>
      <text:h text:style-name="Heading_20_2" text:outline-level="2">Landwirtschaft</text:h>
      <text:list xml:id="list2617697607249464811" text:style-name="L58">
        <text:list-item>
          <text:p text:style-name="P135">Agrarwissenschaften (Bachelor of Science) </text:p>
        </text:list-item>
        <text:list-item>
          <text:p text:style-name="P135">Agrarwissenschaften (Diplom) </text:p>
        </text:list-item>
        <text:list-item>
          <text:p text:style-name="P135">Agrarwissenschaften (Master of Science) </text:p>
        </text:list-item>
        <text:list-item>
          <text:p text:style-name="P135">Agrarwissenschaften (Promotion) </text:p>
        </text:list-item>
        <text:list-item>
          <text:p text:style-name="P135">Agricultural Science and Resource-Management in the Tropics and Subtropics (Master of Science) </text:p>
        </text:list-item>
        <text:list-item>
          <text:p text:style-name="P135">Nutzpflanzenwissenschaften (Master of Science) </text:p>
        </text:list-item>
        <text:list-item>
          <text:p text:style-name="P58">Tierwissenschaften (Master of Science) </text:p>
        </text:list-item>
      </text:list>
      <text:h text:style-name="Heading_20_2" text:outline-level="2"><text:soft-page-break/>Lehramt</text:h>
      <text:list xml:id="list7476582241845131322" text:style-name="L59">
        <text:list-item>
          <text:p text:style-name="P136">Agrarwissenschaft (LA BA Berufskolleg) </text:p>
        </text:list-item>
        <text:list-item>
          <text:p text:style-name="P136">Biologie (LA BA Gym Ge) </text:p>
        </text:list-item>
        <text:list-item>
          <text:p text:style-name="P136">Chemie (LA BA Gym Ge) </text:p>
        </text:list-item>
        <text:list-item>
          <text:p text:style-name="P136">Deutsch (LA BA Gym Ge) </text:p>
        </text:list-item>
        <text:list-item>
          <text:p text:style-name="P136">Englisch (LA BA Gym Ge) </text:p>
        </text:list-item>
        <text:list-item>
          <text:p text:style-name="P136">Ernährungs- und Hauswirtschaftswissenschaft (LA BA Berufskolleg) </text:p>
        </text:list-item>
        <text:list-item>
          <text:p text:style-name="P136">Evangelische Religionslehre (LA BA Gym Ge) </text:p>
        </text:list-item>
        <text:list-item>
          <text:p text:style-name="P136">Französisch (LA BA Gym Ge) </text:p>
        </text:list-item>
        <text:list-item>
          <text:p text:style-name="P136">Geographie (LA BA Gym Ge) </text:p>
        </text:list-item>
        <text:list-item>
          <text:p text:style-name="P136">Geschichte (LA BA Gym Ge) </text:p>
        </text:list-item>
        <text:list-item>
          <text:p text:style-name="P136">Griechisch (LA BA Gym Ge) </text:p>
        </text:list-item>
        <text:list-item>
          <text:p text:style-name="P136">Informatik (LA BA Gym Ge) </text:p>
        </text:list-item>
        <text:list-item>
          <text:p text:style-name="P136">Italienisch (LA BA Gym Ge) </text:p>
        </text:list-item>
        <text:list-item>
          <text:p text:style-name="P136">Katholische Religionslehre (LA BA Gym Ge) </text:p>
        </text:list-item>
        <text:list-item>
          <text:p text:style-name="P136">Latein (LA BA Gym Ge) </text:p>
        </text:list-item>
        <text:list-item>
          <text:p text:style-name="P136">Mathematik (LA BA Gym Ge) </text:p>
        </text:list-item>
        <text:list-item>
          <text:p text:style-name="P136">Philosophie (LA BA Gym Ge) </text:p>
        </text:list-item>
        <text:list-item>
          <text:p text:style-name="P136">Physik (LA BA Gym Ge) </text:p>
        </text:list-item>
        <text:list-item>
          <text:p text:style-name="P136">Sozialwissenschaften (LA BA Gym Ge) </text:p>
        </text:list-item>
        <text:list-item>
          <text:p text:style-name="P59">Spanisch (LA BA Gym Ge) </text:p>
        </text:list-item>
      </text:list>
      <text:h text:style-name="Heading_20_2" text:outline-level="2">Mathematik</text:h>
      <text:list xml:id="list6644425422391224327" text:style-name="L60">
        <text:list-item>
          <text:p text:style-name="P137">Mathematics (Master of Science) </text:p>
        </text:list-item>
        <text:list-item>
          <text:p text:style-name="P137">Mathematik (Bachelor of Science) </text:p>
        </text:list-item>
        <text:list-item>
          <text:p text:style-name="P137">Mathematik (Diplom) </text:p>
        </text:list-item>
        <text:list-item>
          <text:p text:style-name="P60">Mathematik (Promotion) </text:p>
        </text:list-item>
      </text:list>
      <text:h text:style-name="Heading_20_2" text:outline-level="2">Medizin Klinik</text:h>
      <text:list xml:id="list4670120539527006103" text:style-name="L61">
        <text:list-item>
          <text:p text:style-name="P138">Medizin (Promotion) </text:p>
        </text:list-item>
        <text:list-item>
          <text:p text:style-name="P61">Medizin (Staatsex.) [nach Physikum] </text:p>
        </text:list-item>
      </text:list>
      <text:h text:style-name="Heading_20_2" text:outline-level="2">Medizin-Vorklinik</text:h>
      <text:list xml:id="list9052428362781789295" text:style-name="L62">
        <text:list-item>
          <text:p text:style-name="P139">Medizin (Staatsex.) [bis einschl. Physikum] </text:p>
        </text:list-item>
        <text:list-item>
          <text:p text:style-name="P62">Klinische Medizintechnik (Master) </text:p>
        </text:list-item>
      </text:list>
      <text:h text:style-name="Heading_20_2" text:outline-level="2">Meteorologie</text:h>
      <text:list xml:id="list4752560124615975112" text:style-name="L63">
        <text:list-item>
          <text:p text:style-name="P140">Meteorologie (Bachelor of Science) </text:p>
        </text:list-item>
        <text:list-item>
          <text:p text:style-name="P140"><text:soft-page-break/>Meteorologie (Diplom) </text:p>
        </text:list-item>
        <text:list-item>
          <text:p text:style-name="P140">Meteorologie (Promotion) </text:p>
        </text:list-item>
        <text:list-item>
          <text:p text:style-name="P63">Physik der Erde und Atmosphäre (Master of Science) </text:p>
        </text:list-item>
      </text:list>
      <text:h text:style-name="Heading_20_2" text:outline-level="2">Molekulare Biomedizin</text:h>
      <text:list xml:id="list7482213504494139679" text:style-name="L64">
        <text:list-item>
          <text:p text:style-name="P141">Life and Medical Sciences (Master of Science) </text:p>
        </text:list-item>
        <text:list-item>
          <text:p text:style-name="P141">Molekulare Biomedizin (Bachelor of Science) </text:p>
        </text:list-item>
        <text:list-item>
          <text:p text:style-name="P64">Molekulare Biomedizin (Promotion) </text:p>
        </text:list-item>
      </text:list>
      <text:h text:style-name="Heading_20_2" text:outline-level="2">Musikwissenschaft</text:h>
      <text:list xml:id="list350950064595725905" text:style-name="L65">
        <text:list-item>
          <text:p text:style-name="P142">Musikwissenschaft/Sound Studies (Bachelor of Arts) </text:p>
        </text:list-item>
        <text:list-item>
          <text:p text:style-name="P142">Musikwissenschaft (Promotion) </text:p>
        </text:list-item>
        <text:list-item>
          <text:p text:style-name="P65">Sound Studies (Master of Arts) </text:p>
        </text:list-item>
      </text:list>
      <text:h text:style-name="Heading_20_2" text:outline-level="2">Neuroscience</text:h>
      <text:list xml:id="list7776037162662436819" text:style-name="L66">
        <text:list-item>
          <text:p text:style-name="P143">Neurosciences (Master of Science) </text:p>
        </text:list-item>
        <text:list-item>
          <text:p text:style-name="P66">Neurowissenschaften (Promotion) </text:p>
        </text:list-item>
      </text:list>
      <text:h text:style-name="Heading_20_2" text:outline-level="2">Orient Asia</text:h>
      <text:list xml:id="list5322383952469211767" text:style-name="L67">
        <text:list-item>
          <text:p text:style-name="P144">Arabistik (Promotion) </text:p>
        </text:list-item>
        <text:list-item>
          <text:p text:style-name="P144">Asienwissenschaften (Bachelor of Arts) </text:p>
        </text:list-item>
        <text:list-item>
          <text:p text:style-name="P144">Asienwissenschaften (Master of Arts) </text:p>
        </text:list-item>
        <text:list-item>
          <text:p text:style-name="P144">Geschichte und Kultur der Region China, Mongolei, Tibet (Master of Arts) </text:p>
        </text:list-item>
        <text:list-item>
          <text:p text:style-name="P144">Geschichte und Kultur West- und Südasiens (Master of Arts) </text:p>
        </text:list-item>
        <text:list-item>
          <text:p text:style-name="P144">Indologie (Bachelor of Arts) </text:p>
        </text:list-item>
        <text:list-item>
          <text:p text:style-name="P144">Indologie (Promotion) </text:p>
        </text:list-item>
        <text:list-item>
          <text:p text:style-name="P144">Islamwissenschaft/Nahostsprachen (Bachelor of Arts) </text:p>
        </text:list-item>
        <text:list-item>
          <text:p text:style-name="P144">Islamwissenschaft (Promotion) </text:p>
        </text:list-item>
        <text:list-item>
          <text:p text:style-name="P144">Japanologie (Promotion) </text:p>
        </text:list-item>
        <text:list-item>
          <text:p text:style-name="P144">Orientalische Kunstgeschichte (Promotion) </text:p>
        </text:list-item>
        <text:list-item>
          <text:p text:style-name="P144">Orientalische und Asiatische Sprachen (Master of Arts) </text:p>
        </text:list-item>
        <text:list-item>
          <text:p text:style-name="P144">Regionalwissenschaft Japan (Master of Arts) </text:p>
        </text:list-item>
        <text:list-item>
          <text:p text:style-name="P144">Regionalwissenschaft Südostasien (Promotion) </text:p>
        </text:list-item>
        <text:list-item>
          <text:p text:style-name="P144">Regionalwissenschaft Südostasien (Master of Arts) </text:p>
        </text:list-item>
        <text:list-item>
          <text:p text:style-name="P144">Religionen und Kunst in den Kulturen Asiens (Master of Arts) </text:p>
        </text:list-item>
        <text:list-item>
          <text:p text:style-name="P144">Sinologie (Promotion) </text:p>
        </text:list-item>
        <text:list-item>
          <text:p text:style-name="P144">Sprach- u. Kulturwissenschaft Zentralasiens (Promotion) </text:p>
        </text:list-item>
        <text:list-item>
          <text:p text:style-name="P144">Sprach- u. Kulturwissenschaft Zentralasiens/Mongol (Promotion) </text:p>
        </text:list-item>
        <text:list-item>
          <text:p text:style-name="P144">Sprach- u. Kulturwissenschaft Zentralasiens/Tibeto (Promotion) </text:p>
        </text:list-item>
        <text:list-item>
          <text:p text:style-name="P144"><text:soft-page-break/>Südostasienwissenschaft (Bachelor of Arts) </text:p>
        </text:list-item>
        <text:list-item>
          <text:p text:style-name="P144">Tibetologie (Bachelor of Arts) </text:p>
        </text:list-item>
        <text:list-item>
          <text:p text:style-name="P144">Vergleichende Religionswissenschaft (Bachelor of Arts) </text:p>
        </text:list-item>
        <text:list-item>
          <text:p text:style-name="P67">Vergleichende Religionswissenschaft (Promotion) </text:p>
        </text:list-item>
      </text:list>
      <text:h text:style-name="Heading_20_2" text:outline-level="2">Pharmazie</text:h>
      <text:list xml:id="list8040683796761241558" text:style-name="L68">
        <text:list-item>
          <text:p text:style-name="P145">Arzneimittelforschung (Drug Research) (Master of Science) </text:p>
        </text:list-item>
        <text:list-item>
          <text:p text:style-name="P145">Arzneimittelwissenschaften (Promotion) </text:p>
        </text:list-item>
        <text:list-item>
          <text:p text:style-name="P145">Drug Regulatory Affairs (Master) </text:p>
        </text:list-item>
        <text:list-item>
          <text:p text:style-name="P145">Pharmazie (Promotion) </text:p>
        </text:list-item>
        <text:list-item>
          <text:p text:style-name="P68">Pharmazie (Staatsex.) </text:p>
        </text:list-item>
      </text:list>
      <text:h text:style-name="Heading_20_2" text:outline-level="2">Philosophie</text:h>
      <text:list xml:id="list4460200945022965298" text:style-name="L69">
        <text:list-item>
          <text:p text:style-name="P146">Interreligiöse Studien - Philosophie der Religionen (Master of Arts) </text:p>
        </text:list-item>
        <text:list-item>
          <text:p text:style-name="P146">Philosophie (Bachelor of Arts) </text:p>
        </text:list-item>
        <text:list-item>
          <text:p text:style-name="P146">Philosophie (Master of Arts) </text:p>
        </text:list-item>
        <text:list-item>
          <text:p text:style-name="P69">Philosophie (Promotion) </text:p>
        </text:list-item>
      </text:list>
      <text:h text:style-name="Heading_20_2" text:outline-level="2">Physik/Astronomie</text:h>
      <text:list xml:id="list4780799054372332817" text:style-name="L70">
        <text:list-item>
          <text:p text:style-name="P147">Astronomie/Astrophysik (Promotion o.Ab.Astronomie) </text:p>
        </text:list-item>
        <text:list-item>
          <text:p text:style-name="P147">Astronomie/Astrophysik (Promotion) </text:p>
        </text:list-item>
        <text:list-item>
          <text:p text:style-name="P147">Astrophysik (Master of Science) </text:p>
        </text:list-item>
        <text:list-item>
          <text:p text:style-name="P147">Physik (Bachelor of Science) </text:p>
        </text:list-item>
        <text:list-item>
          <text:p text:style-name="P147">Physik (Diplom) </text:p>
        </text:list-item>
        <text:list-item>
          <text:p text:style-name="P147">Physik (Master of Science) </text:p>
        </text:list-item>
        <text:list-item>
          <text:p text:style-name="P70">Physik (Promotion) </text:p>
        </text:list-item>
      </text:list>
      <text:h text:style-name="Heading_20_2" text:outline-level="2">Politik &amp; Soziologie</text:h>
      <text:list xml:id="list9187365623618032770" text:style-name="L71">
        <text:list-item>
          <text:p text:style-name="P148">European Studies - Governance and Regulation (Master) </text:p>
        </text:list-item>
        <text:list-item>
          <text:p text:style-name="P148">Gesellschaften, Globalisierung und Entwicklung (Master of Arts) </text:p>
        </text:list-item>
        <text:list-item>
          <text:p text:style-name="P148">Politik und Gesellschaft (Bachelor of Arts) [NF] </text:p>
        </text:list-item>
        <text:list-item>
          <text:p text:style-name="P148">Politik und Gesellschaft (Bachelor of Arts) </text:p>
        </text:list-item>
        <text:list-item>
          <text:p text:style-name="P148">Politikwissenschaft (Master of Arts) </text:p>
        </text:list-item>
        <text:list-item>
          <text:p text:style-name="P148">Politische Wissenschaft (Promotion) </text:p>
        </text:list-item>
        <text:list-item>
          <text:p text:style-name="P71">Soziologie (Promotion) </text:p>
        </text:list-item>
      </text:list>
      <text:h text:style-name="Heading_20_2" text:outline-level="2">Psychologie</text:h>
      <text:list xml:id="list5554585384980106537" text:style-name="L72">
        <text:list-item>
          <text:p text:style-name="P149">Erziehungswissenschaft (Promotion) </text:p>
        </text:list-item>
        <text:list-item>
          <text:p text:style-name="P149"><text:soft-page-break/>Pädagogik (Promotion) </text:p>
        </text:list-item>
        <text:list-item>
          <text:p text:style-name="P149">Psychologie (Bachelor of Science) </text:p>
        </text:list-item>
        <text:list-item>
          <text:p text:style-name="P149">Psychologie (Diplom) </text:p>
        </text:list-item>
        <text:list-item>
          <text:p text:style-name="P149">Psychologie (Master of Science) </text:p>
        </text:list-item>
        <text:list-item>
          <text:p text:style-name="P149">Psychologie (Promotion) </text:p>
        </text:list-item>
        <text:list-item>
          <text:p text:style-name="P72">Rechtspsychologie (Master) </text:p>
        </text:list-item>
      </text:list>
      <text:h text:style-name="Heading_20_2" text:outline-level="2">Romanistik</text:h>
      <text:list xml:id="list1366335896031384393" text:style-name="L73">
        <text:list-item>
          <text:p text:style-name="P150">Deutsch-Italienische Studien (Bachelor of Arts) </text:p>
        </text:list-item>
        <text:list-item>
          <text:p text:style-name="P150">Deutsch-Italienische Studien (Master of Arts) </text:p>
        </text:list-item>
        <text:list-item>
          <text:p text:style-name="P150">Deutsch-Französische Studien (Bachelor of Arts) </text:p>
        </text:list-item>
        <text:list-item>
          <text:p text:style-name="P150">Deutsch-Französische Studien (Master of Arts) </text:p>
        </text:list-item>
        <text:list-item>
          <text:p text:style-name="P150">Französistik (Bachelor of Arts) </text:p>
        </text:list-item>
        <text:list-item>
          <text:p text:style-name="P150">Gründungsmythen Europas in Literatur, Kunst und Musik (Promotion)</text:p>
        </text:list-item>
        <text:list-item>
          <text:p text:style-name="P150">Hispanistik (Bachelor of Arts) </text:p>
        </text:list-item>
        <text:list-item>
          <text:p text:style-name="P150">Italianistik (Bachelor of Arts) </text:p>
        </text:list-item>
        <text:list-item>
          <text:p text:style-name="P150">Renaissance-Studien (Master of Arts) </text:p>
        </text:list-item>
        <text:list-item>
          <text:p text:style-name="P150">Romanische Philologie, 2 Teilgebiete (Promotion) </text:p>
        </text:list-item>
        <text:list-item>
          <text:p text:style-name="P150">Romanistik (Bachelor of Arts) </text:p>
        </text:list-item>
        <text:list-item>
          <text:p text:style-name="P150">Romanistik (Master of Arts) </text:p>
        </text:list-item>
        <text:list-item>
          <text:p text:style-name="P150">Romanistik/Französische Philologie (Promotion) </text:p>
        </text:list-item>
        <text:list-item>
          <text:p text:style-name="P150">Romanistik/Iberoromanische Philologie (Promotion) </text:p>
        </text:list-item>
        <text:list-item>
          <text:p text:style-name="P150">Romanistik/Italienische Philologie (Promotion) </text:p>
        </text:list-item>
        <text:list-item>
          <text:p text:style-name="P150">Romanistik/Roman. Mediävistik (Promotion)</text:p>
        </text:list-item>
        <text:list-item>
          <text:p text:style-name="P150">Spanische Kultur im europäischen Kontext (Master of Arts) </text:p>
        </text:list-item>
        <text:list-item>
          <text:p text:style-name="P73">Trinationale Promotion Italianistik (Promotion)</text:p>
        </text:list-item>
      </text:list>
      <text:h text:style-name="Heading_20_2" text:outline-level="2">Steinmann</text:h>
      <text:list xml:id="list8921073519675319398" text:style-name="L74">
        <text:list-item>
          <text:p text:style-name="P151">Geologie/Paläontologie (Diplom) </text:p>
        </text:list-item>
        <text:list-item>
          <text:p text:style-name="P151">Geologie/Paläontologie (Promotion) </text:p>
        </text:list-item>
        <text:list-item>
          <text:p text:style-name="P151">Geophysik (Promotion) </text:p>
        </text:list-item>
        <text:list-item>
          <text:p text:style-name="P151">Geowissenschaften (Bachelor of Science) </text:p>
        </text:list-item>
        <text:list-item>
          <text:p text:style-name="P151">Geowissenschaften (Master of Science) </text:p>
        </text:list-item>
        <text:list-item>
          <text:p text:style-name="P151">Geowissenschaften (Promotion) </text:p>
        </text:list-item>
        <text:list-item>
          <text:p text:style-name="P74">Mineralogie (Diplom) </text:p>
        </text:list-item>
      </text:list>
      <text:h text:style-name="Heading_20_2" text:outline-level="2">VWL</text:h>
      <text:list xml:id="list3248845438012779146" text:style-name="L75">
        <text:list-item>
          <text:p text:style-name="P152">Economics (Master of Science) </text:p>
        </text:list-item>
        <text:list-item>
          <text:p text:style-name="P152">Volkswirtschaftslehre (Bachelor of Science) </text:p>
        </text:list-item>
        <text:list-item>
          <text:p text:style-name="P75"><text:soft-page-break/>Volkswirtschaftslehre (Promotion) </text:p>
        </text:list-item>
      </text:list>
      <text:h text:style-name="Heading_20_2" text:outline-level="2">Zahnmedizin</text:h>
      <text:list xml:id="list5917562349806660947" text:style-name="L76">
        <text:list-item>
          <text:p text:style-name="P153">Zahnmedizin (Promotion) </text:p>
        </text:list-item>
        <text:list-item>
          <text:p text:style-name="P76">Zahnmedizin (Staatsex.)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" fo:font-family="'Linux Libertine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Zemanek</meta:initial-creator>
    <meta:creation-date>2014-05-12T21:45:56.701344802</meta:creation-date>
    <dc:date>2014-05-12T22:01:37.824441224</dc:date>
    <dc:creator>Sven Zemanek</dc:creator>
    <meta:editing-duration>PT15M9S</meta:editing-duration>
    <meta:editing-cycles>5</meta:editing-cycles>
    <meta:generator>LibreOffice/4.2.3.3$Linux_X86_64 LibreOffice_project/420m0$Build-3</meta:generator>
    <meta:document-statistic meta:table-count="0" meta:image-count="0" meta:object-count="0" meta:page-count="10" meta:paragraph-count="310" meta:word-count="1452" meta:character-count="11411" meta:non-whitespace-character-count="10273"/>
  </office:meta>
</office:document-meta>
</file>